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1.853cm" fo:margin-left="-0.026cm" fo:margin-right="7.382cm" table:align="margins"/>
    </style:style>
    <style:style style:name="Таблица1.A" style:family="table-column">
      <style:table-column-properties style:column-width="5.927cm" style:rel-column-width="32767*"/>
    </style:style>
    <style:style style:name="Таблица1.B" style:family="table-column">
      <style:table-column-properties style:column-width="5.927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2" style:family="table-row">
      <style:table-row-properties style:min-row-height="0.515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language="ru" fo:country="RU" fo:font-weight="bold" style:font-size-asian="14.3999996185303pt" style:font-weight-asian="bold" style:font-size-complex="14.3999996185303pt" style:font-weight-complex="bold"/>
    </style:style>
    <style:style style:name="P8" style:family="paragraph" style:parent-style-name="Standard">
      <style:text-properties style:font-name="Liberation Serif" fo:font-size="12pt" fo:language="ru" fo:country="RU" style:font-size-asian="14.3999996185303pt" style:font-size-complex="14.3999996185303pt"/>
    </style:style>
    <style:style style:name="P9" style:family="paragraph" style:parent-style-name="Standard" style:list-style-name="L1">
      <style:text-properties style:font-name="Liberation Serif" fo:font-size="12pt" fo:language="ru" fo:country="RU" style:font-size-asian="14.3999996185303pt" style:font-size-complex="14.3999996185303pt"/>
    </style:style>
    <style:style style:name="P10" style:family="paragraph" style:parent-style-name="Standard" style:list-style-name="L2">
      <style:text-properties style:font-name="Liberation Serif" fo:font-size="12pt" fo:language="ru" fo:country="RU" style:font-size-asian="14.3999996185303pt" style:font-size-complex="14.3999996185303pt"/>
    </style:style>
    <style:style style:name="P11" style:family="paragraph" style:parent-style-name="Standard" style:list-style-name="L3">
      <style:text-properties style:font-name="Liberation Serif" fo:font-size="12pt" fo:language="ru" fo:country="RU" style:font-size-asian="14.3999996185303pt" style:font-size-complex="14.3999996185303pt"/>
    </style:style>
    <style:style style:name="P12" style:family="paragraph" style:parent-style-name="Standard" style:list-style-name="L2">
      <style:text-properties style:font-name="Liberation Serif" fo:font-size="12pt" fo:language="ru" fo:country="RU" style:text-underline-style="solid" style:text-underline-width="auto" style:text-underline-color="font-color" style:font-size-asian="14.3999996185303pt" style:font-size-complex="14.3999996185303pt"/>
    </style:style>
    <style:style style:name="P13" style:family="paragraph" style:parent-style-name="Standard" style:list-style-name="L3">
      <style:text-properties style:font-name="Liberation Serif" fo:font-size="12pt" fo:language="ru" fo:country="RU" style:text-underline-style="solid" style:text-underline-width="auto" style:text-underline-color="font-color" style:font-size-asian="14.3999996185303pt" style:font-size-complex="14.3999996185303pt"/>
    </style:style>
    <style:style style:name="P14" style:family="paragraph" style:parent-style-name="Standard">
      <style:text-properties style:font-name="Liberation Serif" fo:font-size="12pt" fo:language="ru" fo:country="RU" fo:font-style="italic" style:text-underline-style="solid" style:text-underline-width="auto" style:text-underline-color="font-color" style:font-size-asian="14.3999996185303pt" style:font-style-asian="italic" style:font-size-complex="14.3999996185303pt" style:font-style-complex="italic"/>
    </style:style>
    <style:style style:name="P15" style:family="paragraph" style:parent-style-name="Standard">
      <style:text-properties style:font-name="Liberation Serif" fo:font-size="12pt" fo:language="ru" fo:country="RU" style:text-underline-style="none" style:font-size-asian="14.3999996185303pt" style:font-size-complex="14.3999996185303pt"/>
    </style:style>
    <style:style style:name="P16" style:family="paragraph" style:parent-style-name="Standard" style:list-style-name="L3">
      <style:text-properties style:font-name="Liberation Serif" fo:font-size="12pt" fo:language="ru" fo:country="RU" style:text-underline-style="none" style:font-size-asian="14.3999996185303pt" style:font-size-complex="14.3999996185303pt"/>
    </style:style>
    <style:style style:name="P17" style:family="paragraph" style:parent-style-name="Standard" style:list-style-name="L3">
      <style:text-properties style:font-name="Liberation Serif" fo:font-size="12pt" fo:language="ru" fo:country="RU" style:text-underline-style="none" style:font-size-asian="12pt" style:font-size-complex="12pt"/>
    </style:style>
    <style:style style:name="P18" style:family="paragraph" style:parent-style-name="Standard" style:list-style-name="L1">
      <style:text-properties style:font-name="Liberation Serif" fo:font-size="12pt" style:font-size-asian="14.3999996185303pt" style:font-size-complex="14.3999996185303pt"/>
    </style:style>
    <style:style style:name="P19" style:family="paragraph" style:parent-style-name="Standard">
      <style:text-properties style:font-name="Liberation Serif" fo:font-size="12pt" fo:language="en" fo:country="US" style:font-size-asian="14.3999996185303pt" style:font-size-complex="14.3999996185303pt"/>
    </style:style>
    <style:style style:name="P20" style:family="paragraph" style:parent-style-name="Standard" style:list-style-name="L1">
      <style:text-properties style:font-name="Liberation Serif" fo:font-size="12pt" fo:language="en" fo:country="US" style:font-size-asian="14.3999996185303pt" style:font-size-complex="14.3999996185303pt"/>
    </style:style>
    <style:style style:name="P21" style:family="paragraph" style:parent-style-name="Standard">
      <style:text-properties style:font-name="Liberation Serif" fo:font-size="6pt" style:font-size-asian="7.19999980926514pt" style:font-size-complex="7.19999980926514pt"/>
    </style:style>
    <style:style style:name="P22" style:family="paragraph" style:parent-style-name="Standard" style:list-style-name="L1">
      <style:text-properties style:font-name="Liberation Serif"/>
    </style:style>
    <style:style style:name="P23" style:family="paragraph" style:parent-style-name="Standard" style:list-style-name="L1">
      <style:text-properties style:font-name="Liberation Serif" fo:font-size="8pt" fo:language="en" fo:country="US" style:font-size-asian="8pt" style:font-size-complex="8pt"/>
    </style:style>
    <style:style style:name="P24" style:family="paragraph" style:parent-style-name="Standard" style:list-style-name="L2">
      <style:text-properties style:font-name="Liberation Serif"/>
    </style:style>
    <style:style style:name="P25" style:family="paragraph" style:parent-style-name="Standard" style:list-style-name="L2">
      <style:text-properties style:font-name="Liberation Serif" style:text-underline-style="solid" style:text-underline-width="auto" style:text-underline-color="font-color"/>
    </style:style>
    <style:style style:name="P26" style:family="paragraph" style:parent-style-name="Standard" style:list-style-name="L3">
      <style:text-properties style:font-name="Liberation Serif" fo:language="ru" fo:country="RU" style:text-underline-style="none"/>
    </style:style>
    <style:style style:name="P27" style:family="paragraph" style:parent-style-name="Standard" style:list-style-name="L3">
      <style:text-properties style:font-name="Liberation Serif" fo:font-size="11pt" fo:language="ru" fo:country="RU" style:text-underline-style="none" style:font-size-asian="11pt" style:font-size-complex="11pt"/>
    </style:style>
    <style:style style:name="P28" style:family="paragraph" style:parent-style-name="Standard">
      <style:paragraph-properties fo:margin-left="0cm" fo:margin-right="-0.053cm" fo:text-indent="0cm" style:auto-text-indent="false"/>
      <style:text-properties style:font-name="Liberation Serif"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4.3999996185303pt" style:font-size-complex="14.3999996185303pt"/>
    </style:style>
    <style:style style:name="T2" style:family="text">
      <style:text-properties fo:font-size="12pt" fo:language="ru" fo:country="RU" style:text-underline-style="solid" style:text-underline-width="auto" style:text-underline-color="font-color" style:font-size-asian="14.3999996185303pt" style:font-size-complex="14.3999996185303pt"/>
    </style:style>
    <style:style style:name="T3" style:family="text">
      <style:text-properties fo:font-size="12pt" fo:language="ru" fo:country="RU" style:font-size-asian="14.3999996185303pt" style:font-size-complex="14.3999996185303pt"/>
    </style:style>
    <style:style style:name="T4" style:family="text">
      <style:text-properties fo:font-size="12pt" fo:language="en" fo:country="US" style:font-size-asian="14.3999996185303pt" style:font-size-complex="14.3999996185303pt"/>
    </style:style>
    <style:style style:name="T5" style:family="text">
      <style:text-properties fo:language="en" fo:country="US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fo:language="ru" fo:country="RU" style:font-size-asian="8pt" style:font-size-complex="8pt"/>
    </style:style>
    <style:style style:name="T9" style:family="text">
      <style:text-properties fo:language="ru" fo:country="RU"/>
    </style:style>
    <style:style style:name="T10" style:family="text">
      <style:text-properties style:font-name="Courier New"/>
    </style:style>
    <style:style style:name="T11" style:family="text">
      <style:text-properties style:font-name="Courier New" fo:language="ru" fo:country="RU"/>
    </style:style>
    <style:style style:name="T12" style:family="text">
      <style:text-properties style:font-name="Courier New" fo:font-size="12pt" fo:language="ru" fo:country="RU" style:font-size-asian="14.3999996185303pt" style:font-size-complex="14.3999996185303pt"/>
    </style:style>
    <style:style style:name="T13" style:family="text">
      <style:text-properties style:font-name="Courier New" fo:font-size="12pt" fo:language="ru" fo:country="RU" style:text-underline-style="solid" style:text-underline-width="auto" style:text-underline-color="font-color" style:font-size-asian="14.3999996185303pt" style:font-size-complex="14.3999996185303pt"/>
    </style:style>
    <style:style style:name="T14" style:family="text">
      <style:text-properties style:font-name="Courier New" fo:font-size="12pt" style:font-size-asian="14.3999996185303pt" style:font-size-complex="14.3999996185303pt"/>
    </style:style>
    <style:style style:name="T15" style:family="text">
      <style:text-properties style:font-name="Courier New" fo:font-size="12pt" fo:language="en" fo:country="US" style:font-size-asian="14.3999996185303pt" style:font-size-complex="14.3999996185303pt"/>
    </style:style>
    <style:style style:name="T16" style:family="text">
      <style:text-properties style:font-name="Courier New" fo:font-size="8pt" fo:language="ru" fo:country="RU" style:font-size-asian="8pt" style:font-size-complex="8pt"/>
    </style:style>
    <style:style style:name="T17" style:family="text">
      <style:text-properties style:font-name="Courier New" fo:font-size="8pt" fo:language="ru" fo:country="RU" style:text-underline-style="solid" style:text-underline-width="auto" style:text-underline-color="font-color" style:font-size-asian="8pt" style:font-size-complex="8pt"/>
    </style:style>
    <style:style style:name="T18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78cm" fo:min-width="0.884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62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603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78cm" fo:min-width="1.542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97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1.214cm" fo:min-width="0.997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78cm" fo:min-width="1.445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61cm" fo:min-width="2.798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3.58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ислоты</text:p>
      <text:p text:style-name="P4"><text:span text:style-name="T19">Кислоты</text:span> — сложные вещества, состоящие из атомов Н </text:p>
      <text:p text:style-name="P28"><text:s/>и кислотного остатка.</text:p>
      <text:p text:style-name="P4"><text:span text:style-name="T19">Кислоты</text:span> — электролиты, при диссоциации которых</text:p>
      <text:p text:style-name="P4"><text:s/>образуются катионы Н и анионы кислотного остатка.</text:p>
      <text:p text:style-name="P4"/>
      <text:p text:style-name="P5"><draw:frame text:anchor-type="paragraph" draw:z-index="22" draw:style-name="gr8" draw:text-style-name="P30" svg:width="2.227cm" svg:height="1.029cm" svg:x="10.418cm" svg:y="0.432cm"><draw:text-box><text:p text:style-name="P29"><text:span text:style-name="T21">НNO</text:span><text:span text:style-name="T23">3</text:span></text:p></draw:text-box></draw:frame>Графические (Структурные) формулы кислот</text:p>
      <text:p text:style-name="P21"><draw:frame text:anchor-type="paragraph" draw:z-index="0" draw:style-name="gr1" draw:text-style-name="P30" svg:width="1.602cm" svg:height="1.029cm" svg:x="0.363cm" svg:y="0.005cm"><draw:text-box><text:p text:style-name="P29"><text:span text:style-name="T21">НСl</text:span></text:p></draw:text-box></draw:frame><draw:frame text:anchor-type="paragraph" draw:z-index="3" draw:style-name="gr4" draw:text-style-name="P30" svg:width="2.426cm" svg:height="1.029cm" svg:x="4.08cm" svg:y="0.005cm"><draw:text-box><text:p text:style-name="P29"><text:span text:style-name="T21">Н</text:span><text:span text:style-name="T23">2</text:span><text:span text:style-name="T21">SO</text:span><text:span text:style-name="T23">4</text:span></text:p></draw:text-box></draw:frame></text:p>
      <text:p text:style-name="P21"><draw:frame text:anchor-type="paragraph" draw:z-index="31" draw:style-name="gr5" draw:text-style-name="P31" svg:width="0.999cm" svg:height="0.983cm" svg:x="12.956cm" svg:y="0.473cm"><draw:text-box><text:p text:style-name="P29"><text:span text:style-name="T22">O</text:span></text:p></draw:text-box></draw:frame></text:p>
      <text:p text:style-name="P4"><draw:frame text:anchor-type="paragraph" draw:z-index="4" draw:style-name="gr2" draw:text-style-name="P31" svg:width="0.964cm" svg:height="0.983cm" svg:x="2.87cm" svg:y="0.083cm"><draw:text-box><text:p text:style-name="P29"><text:span text:style-name="T22">H</text:span></text:p></draw:text-box></draw:frame><draw:frame text:anchor-type="paragraph" draw:z-index="6" draw:style-name="gr5" draw:text-style-name="P31" svg:width="0.999cm" svg:height="0.983cm" svg:x="4.329cm" svg:y="0.083cm"><draw:text-box><text:p text:style-name="P29"><text:span text:style-name="T22">O</text:span></text:p></draw:text-box></draw:frame><draw:frame text:anchor-type="paragraph" draw:z-index="9" draw:style-name="gr5" draw:text-style-name="P31" svg:width="0.999cm" svg:height="0.983cm" svg:x="7.329cm" svg:y="0.083cm"><draw:text-box><text:p text:style-name="P29"><text:span text:style-name="T22">O</text:span></text:p></draw:text-box></draw:frame><draw:frame text:anchor-type="paragraph" draw:z-index="23" draw:style-name="gr2" draw:text-style-name="P31" svg:width="0.964cm" svg:height="0.983cm" svg:x="2.87cm" svg:y="0.083cm"><draw:text-box><text:p text:style-name="P29"><text:span text:style-name="T22">H</text:span></text:p></draw:text-box></draw:frame><draw:frame text:anchor-type="paragraph" draw:z-index="24" draw:style-name="gr5" draw:text-style-name="P31" svg:width="0.999cm" svg:height="0.983cm" svg:x="4.329cm" svg:y="0.083cm"><draw:text-box><text:p text:style-name="P29"><text:span text:style-name="T22">O</text:span></text:p></draw:text-box></draw:frame><draw:line text:anchor-type="paragraph" draw:z-index="32" draw:style-name="gr7" draw:text-style-name="P32" svg:x1="12.456cm" svg:y1="0.956cm" svg:x2="12.956cm" svg:y2="0.456cm"><text:p/></draw:line></text:p>
      <text:p text:style-name="P4"><draw:frame text:anchor-type="paragraph" draw:z-index="10" draw:style-name="gr6" draw:text-style-name="P31" svg:width="0.999cm" svg:height="1.465cm" svg:x="5.943cm" svg:y="0.427cm"><draw:text-box><text:p text:style-name="P29"><text:span text:style-name="T22">S</text:span></text:p></draw:text-box></draw:frame><draw:line text:anchor-type="paragraph" draw:z-index="12" draw:style-name="gr7" draw:text-style-name="P32" svg:x1="3.829cm" svg:y1="0.066cm" svg:x2="4.329cm" svg:y2="0.066cm"><text:p/></draw:line><draw:line text:anchor-type="paragraph" draw:z-index="14" draw:style-name="gr7" draw:text-style-name="P32" svg:x1="5.329cm" svg:y1="0.066cm" svg:x2="5.829cm" svg:y2="0.566cm"><text:p/></draw:line><draw:line text:anchor-type="paragraph" draw:z-index="16" draw:style-name="gr7" draw:text-style-name="P32" svg:x1="5.329cm" svg:y1="0.066cm" svg:x2="5.829cm" svg:y2="0.566cm"><text:p/></draw:line><draw:line text:anchor-type="paragraph" draw:z-index="18" draw:style-name="gr7" draw:text-style-name="P32" svg:x1="6.829cm" svg:y1="0.566cm" svg:x2="7.329cm" svg:y2="0.066cm"><text:p/></draw:line><draw:line text:anchor-type="paragraph" draw:z-index="19" draw:style-name="gr7" draw:text-style-name="P32" svg:x1="6.829cm" svg:y1="0.566cm" svg:x2="7.329cm" svg:y2="0.066cm"><text:p/></draw:line><draw:line text:anchor-type="paragraph" draw:z-index="21" draw:style-name="gr7" draw:text-style-name="P32" svg:x1="6.912cm" svg:y1="0.733cm" svg:x2="7.412cm" svg:y2="0.233cm"><text:p/></draw:line><draw:line text:anchor-type="paragraph" draw:z-index="25" draw:style-name="gr7" draw:text-style-name="P32" svg:x1="3.829cm" svg:y1="0.067cm" svg:x2="4.329cm" svg:y2="0.067cm"><text:p/></draw:line><draw:frame text:anchor-type="paragraph" draw:z-index="26" draw:style-name="gr2" draw:text-style-name="P31" svg:width="0.964cm" svg:height="0.983cm" svg:x="8.5cm" svg:y="0.012cm"><draw:text-box><text:p text:style-name="P29"><text:span text:style-name="T22">H</text:span></text:p></draw:text-box></draw:frame><draw:frame text:anchor-type="paragraph" draw:z-index="27" draw:style-name="gr5" draw:text-style-name="P31" svg:width="0.999cm" svg:height="0.983cm" svg:x="9.959cm" svg:y="0.012cm"><draw:text-box><text:p text:style-name="P29"><text:span text:style-name="T22">O</text:span></text:p></draw:text-box></draw:frame><draw:frame text:anchor-type="paragraph" draw:z-index="29" draw:style-name="gr2" draw:text-style-name="P31" svg:width="0.964cm" svg:height="0.983cm" svg:x="11.358cm" svg:y="0.012cm"><draw:text-box><text:p text:style-name="P29"><text:span text:style-name="T22">N</text:span></text:p></draw:text-box></draw:frame><draw:line text:anchor-type="paragraph" draw:z-index="34" draw:style-name="gr7" draw:text-style-name="P32" svg:x1="12.539cm" svg:y1="0.643cm" svg:x2="13.039cm" svg:y2="0.143cm"><text:p/></draw:line><draw:line text:anchor-type="paragraph" draw:z-index="28" draw:style-name="gr7" draw:text-style-name="P32" svg:x1="9.459cm" svg:y1="0.476cm" svg:x2="9.959cm" svg:y2="0.476cm"><text:p/></draw:line></text:p>
      <text:p text:style-name="P4"><draw:frame text:anchor-type="paragraph" draw:z-index="1" draw:style-name="gr2" draw:text-style-name="P31" svg:width="0.964cm" svg:height="0.983cm" svg:x="-0.268cm" svg:y="0.086cm"><draw:text-box><text:p text:style-name="P29"><text:span text:style-name="T22">H</text:span></text:p></draw:text-box></draw:frame><draw:frame text:anchor-type="paragraph" draw:z-index="2" draw:style-name="gr3" draw:text-style-name="P31" svg:width="1.105cm" svg:height="0.983cm" svg:x="1.528cm" svg:y="0.086cm"><draw:text-box><text:p text:style-name="P29"><text:span text:style-name="T22">Cl</text:span></text:p></draw:text-box></draw:frame><draw:line text:anchor-type="paragraph" draw:z-index="20" draw:style-name="gr7" draw:text-style-name="P32" svg:x1="6.94cm" svg:y1="0.475cm" svg:x2="7.44cm" svg:y2="0.975cm"><text:p/></draw:line><draw:line text:anchor-type="paragraph" draw:z-index="33" draw:style-name="gr7" draw:text-style-name="P32" svg:x1="12.567cm" svg:y1="0.385cm" svg:x2="13.067cm" svg:y2="0.885cm"><text:p/></draw:line><draw:line text:anchor-type="paragraph" draw:z-index="35" draw:style-name="gr7" draw:text-style-name="P32" svg:x1="10.956cm" svg:y1="0.033cm" svg:x2="11.456cm" svg:y2="0.033cm"><text:p/></draw:line></text:p>
      <text:p text:style-name="P6"><draw:frame text:anchor-type="paragraph" draw:z-index="36" draw:style-name="gr9" draw:text-style-name="P33" svg:width="3.299cm" svg:height="1.213cm" svg:x="9.677cm" svg:y="0.074cm"><draw:text-box><text:p text:style-name="P29"><text:span text:style-name="T24">Валентность</text:span></text:p><text:p text:style-name="P29"><text:span text:style-name="T24">N — max IV</text:span></text:p></draw:text-box></draw:frame><draw:frame text:anchor-type="paragraph" draw:z-index="30" draw:style-name="gr5" draw:text-style-name="P31" svg:width="0.999cm" svg:height="0.983cm" svg:x="12.959cm" svg:y="0.016cm"><draw:text-box><text:p text:style-name="P29"><text:span text:style-name="T22">O</text:span></text:p></draw:text-box></draw:frame><draw:line text:anchor-type="paragraph" draw:z-index="17" draw:style-name="gr7" draw:text-style-name="P32" svg:x1="5.329cm" svg:y1="0.606cm" svg:x2="5.829cm" svg:y2="0.106cm"><text:p/></draw:line><draw:line text:anchor-type="paragraph" draw:z-index="15" draw:style-name="gr7" draw:text-style-name="P32" svg:x1="6.829cm" svg:y1="0.106cm" svg:x2="7.329cm" svg:y2="0.606cm"><text:p/></draw:line><draw:line text:anchor-type="paragraph" draw:z-index="13" draw:style-name="gr7" draw:text-style-name="P32" svg:x1="3.829cm" svg:y1="0.127cm" svg:x2="4.329cm" svg:y2="0.127cm"><text:p/></draw:line><draw:line text:anchor-type="paragraph" draw:z-index="11" draw:style-name="gr7" draw:text-style-name="P32" svg:x1="0.695cm" svg:y1="0.106cm" svg:x2="1.491cm" svg:y2="0.106cm"><text:p/></draw:line><draw:frame text:anchor-type="paragraph" draw:z-index="8" draw:style-name="gr5" draw:text-style-name="P31" svg:width="0.999cm" svg:height="0.983cm" svg:x="7.332cm" svg:y="0.106cm"><draw:text-box><text:p text:style-name="P29"><text:span text:style-name="T22">O</text:span></text:p></draw:text-box></draw:frame><draw:frame text:anchor-type="paragraph" draw:z-index="7" draw:style-name="gr5" draw:text-style-name="P31" svg:width="0.999cm" svg:height="0.983cm" svg:x="4.332cm" svg:y="0.106cm"><draw:text-box><text:p text:style-name="P29"><text:span text:style-name="T22">O</text:span></text:p></draw:text-box></draw:frame><draw:frame text:anchor-type="paragraph" draw:z-index="5" draw:style-name="gr2" draw:text-style-name="P31" svg:width="0.964cm" svg:height="0.983cm" svg:x="2.87cm" svg:y="0.106cm"><draw:text-box><text:p text:style-name="P29"><text:span text:style-name="T22">H</text:span></text:p></draw:text-box></draw:frame></text:p>
      <text:p text:style-name="P6"/>
      <text:p text:style-name="P6"/>
      <text:p text:style-name="P6">Классификация кислот</text:p>
      <text:list xml:id="list1856066260" text:style-name="L1">
        <text:list-item>
          <text:p text:style-name="P22"><text:s/></text:p>
          <text:list>
            <text:list-item>
              <text:p text:style-name="P18">Кислородосодержащие</text:p>
            </text:list-item>
            <text:list-item>
              <text:p text:style-name="P18">Бескислородные</text:p>
            </text:list-item>
          </text:list>
        </text:list-item>
        <text:list-item>
          <text:p text:style-name="P18"><text:s/></text:p>
          <text:list>
            <text:list-item>
              <text:p text:style-name="P18">Одноосновные <text:span text:style-name="T5">HCl</text:span></text:p>
            </text:list-item>
            <text:list-item>
              <text:p text:style-name="P18"><draw:g text:anchor-type="paragraph" draw:z-index="37" draw:style-name="gr10"><draw:line draw:style-name="gr11" draw:text-style-name="P32" svg:x1="7.556cm" svg:y1="0.353cm" svg:x2="7.556cm" svg:y2="1.741cm"><text:p/></draw:line><draw:line draw:style-name="gr11" draw:text-style-name="P32" svg:x1="7.056cm" svg:y1="1.971cm" svg:x2="7.556cm" svg:y2="1.74cm"><text:p/></draw:line><draw:line draw:style-name="gr11" draw:text-style-name="P32" svg:x1="7.056cm" svg:y1="0.123cm" svg:x2="7.556cm" svg:y2="0.354cm"><text:p/></draw:line><draw:line draw:style-name="gr11" draw:text-style-name="P32" svg:x1="7.556cm" svg:y1="0.815cm" svg:x2="8.056cm" svg:y2="1.046cm"><text:p/></draw:line><draw:line draw:style-name="gr11" draw:text-style-name="P32" svg:x1="7.556cm" svg:y1="1.278cm" svg:x2="8.056cm" svg:y2="1.047cm"><text:p/></draw:line><draw:frame draw:style-name="gr12" draw:text-style-name="P34" svg:width="4.082cm" svg:height="0.847cm" svg:x="8.478cm" svg:y="0.816cm"><draw:text-box><text:p text:style-name="P29"><text:span text:style-name="T25">Многоосновные</text:span></text:p></draw:text-box></draw:frame></draw:g>Двухосновные <text:span text:style-name="T5">H</text:span><text:span text:style-name="T6">2</text:span><text:span text:style-name="T5">SO</text:span><text:span text:style-name="T6">4 <text:s text:c="3"/></text:span></text:p>
            </text:list-item>
            <text:list-item>
              <text:p text:style-name="P18">Трехосновные <text:span text:style-name="T5">H</text:span><text:span text:style-name="T6">3</text:span><text:span text:style-name="T5">PO</text:span><text:span text:style-name="T6">4</text:span></text:p>
              <text:p text:style-name="P23"/>
              <text:p text:style-name="P23"/>
              <text:p text:style-name="P23"/>
            </text:list-item>
          </text:list>
        </text:list-item>
        <text:list-item>
          <text:p text:style-name="P18"><text:span text:style-name="T5"><text:s/></text:span><text:span text:style-name="T9">По силе</text:span></text:p>
          <text:list>
            <text:list-item>
              <text:p text:style-name="P9">Сильные</text:p>
            </text:list-item>
            <text:list-item>
              <text:p text:style-name="P18"><text:span text:style-name="T9">Средние </text:span><text:span text:style-name="T9"><draw:frame draw:style-name="fr1" draw:name="Объект1" text:anchor-type="as-char" svg:width="4.101cm" svg:height="0.529cm" draw:z-index="38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20">C<text:span text:style-name="T9">лабые </text:span><text:span text:style-name="T9"><draw:frame draw:style-name="fr1" draw:name="Объект2" text:anchor-type="as-char" svg:width="5.738cm" svg:height="0.529cm" draw:z-index="39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</text:list>
        </text:list-item>
        <text:list-item>
          <text:p text:style-name="P9">По устойчивости</text:p>
          <text:list>
            <text:list-item>
              <text:p text:style-name="P9">Устойчивые <draw:frame draw:style-name="fr1" draw:name="Объект3" text:anchor-type="as-char" svg:width="2.997cm" svg:height="0.529cm" draw:z-index="40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9">Неустойчивые<draw:frame draw:style-name="fr1" draw:name="Объект4" text:anchor-type="as-char" svg:width="5.854cm" svg:height="0.529cm" draw:z-index="41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  <text:list-item>
          <text:p text:style-name="P9">По растворимости в воде</text:p>
          <text:list>
            <text:list-item>
              <text:p text:style-name="P9">Нерастворимые - <draw:frame draw:style-name="fr1" draw:name="Объект5" text:anchor-type="as-char" svg:width="1.639cm" svg:height="0.531cm" draw:z-index="4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  <text:list-item>
              <text:p text:style-name="P9">Растворимые — остальные</text:p>
            </text:list-item>
          </text:list>
        </text:list-item>
        <text:list-item>
          <text:p text:style-name="P9">По агрегатному состоянию</text:p>
          <text:list>
            <text:list-item>
              <text:p text:style-name="P9">Твердые <draw:frame draw:style-name="fr1" draw:name="Объект6" text:anchor-type="as-char" svg:width="3.171cm" svg:height="0.531cm" draw:z-index="4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9">Газы <draw:frame draw:style-name="fr1" draw:name="Объект7" text:anchor-type="as-char" svg:width="5.629cm" svg:height="0.529cm" draw:z-index="44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9">Жидкие — остальные</text:p>
              <text:p text:style-name="P9"/>
            </text:list-item>
          </text:list>
        </text:list-item>
      </text:list>
      <text:p text:style-name="P7">Получение кислот</text:p>
      <text:p text:style-name="P8"/>
      <text:list xml:id="list1852127753" text:style-name="L2">
        <text:list-item>
          <text:p text:style-name="P24"><text:span text:style-name="T2">Кислотный оксид + Н</text:span><text:span text:style-name="T7">2</text:span><text:span text:style-name="T2">О</text:span><text:span text:style-name="T3"> </text:span></text:p>
          <text:p text:style-name="P10"><draw:frame draw:style-name="fr1" draw:name="Объект8" text:anchor-type="as-char" svg:width="8.46cm" svg:height="4.274cm" draw:z-index="45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00119018011014" text:continue-numbering="true" text:style-name="L2">
        <text:list-item>
          <text:p text:style-name="P25"><text:span text:style-name="T3">Не Ме + Н</text:span><text:span text:style-name="T8">2</text:span></text:p>
          <text:p text:style-name="P10"><draw:frame draw:style-name="fr1" draw:name="Объект9" text:anchor-type="as-char" svg:width="3.104cm" svg:height="1.081cm" draw:z-index="46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2">Соль + кислота</text:p>
          <text:p text:style-name="P10">Реакция обмена идет до конца, если образуется более слабый электролит (осадок, газ или вода) — предпочтительнее газ </text:p>
          <text:p text:style-name="P10">(если соль не растворима в воде, то при газе +)</text:p>
          <text:p text:style-name="P24"><text:span text:style-name="T3">Максимальной вытеснительной силой обладает </text:span><text:span text:style-name="T3"><draw:frame draw:style-name="fr1" draw:name="Объект10" text:anchor-type="as-char" svg:width="1.462cm" svg:height="0.529cm" draw:z-index="47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</text:list>
      <text:p text:style-name="P8"/>
      <text:p text:style-name="P8"><draw:frame draw:style-name="fr1" draw:name="Объект11" text:anchor-type="as-char" svg:width="6.973cm" svg:height="1.422cm" draw:z-index="48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По этой реакции легко получаются все неустойчивые кислоты</text:p>
      <text:p text:style-name="P8"><draw:frame draw:style-name="fr1" draw:name="Объект12" text:anchor-type="as-char" svg:width="7.084cm" svg:height="1.422cm" draw:z-index="49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/>
      <text:p text:style-name="P7">Химические свойства кислот</text:p>
      <text:p text:style-name="P14">Диссоциация кислот в воде</text:p>
      <text:list xml:id="list543177736" text:style-name="L3">
        <text:list-item>
          <text:p text:style-name="P13">Сильных кислот</text:p>
          <text:p text:style-name="P11"><draw:frame draw:style-name="fr1" draw:name="Объект13" text:anchor-type="as-char" svg:width="4.173cm" svg:height="2.665cm" draw:z-index="50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13">Вывод 1</text:p>
          <text:p text:style-name="P16">Каждая последующая стадия диссоциации идет в меньшей степени, чем в предыдущей.</text:p>
          <text:p text:style-name="P13">Вывод 2</text:p>
          <text:p text:style-name="P26"><text:span text:style-name="T1">При диссоциации многоосновных кислот образуются кислые и не кислые остатки =</text:span><text:span text:style-name="T4">&gt; </text:span><text:span text:style-name="T1">многоосновные кислоты способны образовывать средние соли.</text:span></text:p>
          <text:p text:style-name="P16"><draw:frame draw:style-name="fr1" draw:name="Объект14" text:anchor-type="as-char" svg:width="4.306cm" svg:height="1.081cm" draw:z-index="51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27">Сильные кислоты принято записывать в ионных уравнениях реакции.</text:p>
        </text:list-item>
        <text:list-item>
          <text:p text:style-name="P13">Несильные</text:p>
          <text:p text:style-name="P16"><draw:frame draw:style-name="fr1" draw:name="Объект15" text:anchor-type="as-char" svg:width="4.454cm" svg:height="2.672cm" draw:z-index="52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17"><text:s/><text:span text:style-name="T20">Суммарного уравнения нет, так как вторая и третья стадии диссоциации </text:span>проходит очень незначительно.</text:p>
          <text:p text:style-name="P17">Когда реагирует фосфорная кислота с основными веществами, чаще образуются дигидрофосфаты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">Генетические ряды</text:p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2">Ме</text:p>
          </table:table-cell>
          <table:table-cell table:style-name="Таблица1.B2" office:value-type="string">
            <text:p text:style-name="P2">неМе</text:p>
          </table:table-cell>
        </table:table-row>
        <table:table-row>
          <table:table-cell table:style-name="Таблица1.A2" office:value-type="string">
            <text:p text:style-name="P2"><draw:frame draw:style-name="fr1" draw:name="Объект16" text:anchor-type="as-char" svg:width="1.372cm" svg:height="3.403cm" draw:z-index="5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"><draw:frame draw:style-name="fr1" draw:name="Объект17" text:anchor-type="as-char" svg:width="1.459cm" svg:height="3.403cm" draw:z-index="5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0.623cm" fo:margin-left="1.111cm" fo:margin-right="0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6:40.48</meta:creation-date>
    <dc:date>2018-12-18T20:01:17.286270414</dc:date>
    <meta:editing-duration>P2DT3H7M51S</meta:editing-duration>
    <meta:editing-cycles>8</meta:editing-cycles>
    <meta:generator>LibreOffice/6.0.6.2$Linux_X86_64 LibreOffice_project/00m0$Build-2</meta:generator>
    <meta:print-date>2016-02-22T18:30:21.96</meta:print-date>
    <meta:document-statistic meta:table-count="1" meta:image-count="0" meta:object-count="17" meta:page-count="2" meta:paragraph-count="63" meta:word-count="219" meta:character-count="1461" meta:non-whitespace-character-count="1295"/>
  </office:meta>
</office:document-meta>
</file>

<file path=Object 1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  <mi>,</mi>
      <msub>
        <mi>H</mi>
        <mn>2</mn>
      </msub>
      <msub>
        <mi mathvariant="italic">SO</mi>
        <mn>4,</mn>
      </msub>
      <mi mathvariant="italic">HF</mi>
      <mn>...</mn>
    </mrow>
    <annotation encoding="StarMath 5.0">H_3 PO_4 , H_2 SO_4, HF ...</annotation>
  </semantics>
</math>
</file>

<file path=Object 10/content.xml><?xml version="1.0" encoding="utf-8"?>
<math xmlns="http://www.w3.org/1998/Math/MathML">
  <semantics>
    <mrow>
      <msub>
        <mi>Н</mi>
        <mn>2</mn>
      </msub>
      <msub>
        <mi mathvariant="italic">SO</mi>
        <mn>4</mn>
      </msub>
    </mrow>
    <annotation encoding="StarMath 5.0">Н_2 SO_4</annotation>
  </semantics>
</math>
</file>

<file path=Object 11/content.xml><?xml version="1.0" encoding="utf-8"?>
<math xmlns="http://www.w3.org/1998/Math/MathML">
  <semantics>
    <mtable>
      <mtr>
        <mtd>
          <mrow>
            <mrow>
              <munder accentunder="true">
                <mrow>
                  <msub>
                    <mover>
                      <mi mathvariant="italic">Na</mi>
                      <mo stretchy="false">↓</mo>
                    </mover>
                    <mn>2</mn>
                  </msub>
                  <msub>
                    <mi mathvariant="italic">SiO</mi>
                    <mn>3</mn>
                  </msub>
                </mrow>
                <mo>̲
        </mo>
              </munder>
              <mo stretchy="false">+</mo>
              <munder accentunder="true">
                <mrow>
                  <mn>2</mn>
                  <mi>H</mi>
                  <msub>
                    <mover>
                      <mi mathvariant="italic">Cl</mi>
                      <mo stretchy="false">↓</mo>
                    </mover>
                    <mi/>
                  </msub>
                </mrow>
                <mo>̲
        </mo>
              </munder>
            </mrow>
            <mo stretchy="false">→</mo>
            <msub>
              <mi>H</mi>
              <mn>2</mn>
            </msub>
            <msub>
              <mi mathvariant="italic">SiO</mi>
              <mn>3</mn>
            </msub>
            <mrow>
              <mo stretchy="false">↓</mo>
              <mo stretchy="false">+</mo>
              <munder accentunder="true">
                <mrow>
                  <mn>2</mn>
                  <mover>
                    <mi mathvariant="italic">Na</mi>
                    <mo stretchy="false">↓</mo>
                  </mover>
                  <msub>
                    <mi mathvariant="italic">Cl</mi>
                    <mi/>
                  </msub>
                </mrow>
                <mo>̲
        </mo>
              </munder>
            </mrow>
          </mrow>
        </mtd>
      </mtr>
      <mtr>
        <mtd>
          <mrow>
            <mi mathvariant="italic">Si</mi>
            <mrow>
              <msubsup>
                <mi>O</mi>
                <mn>3</mn>
                <mrow>
                  <mn>2</mn>
                  <mo stretchy="false">−</mo>
                  <mi/>
                </mrow>
              </msubsup>
              <mo stretchy="false">+</mo>
              <msup>
                <mn>2H</mn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 mathvariant="italic">Si</mi>
            <msub>
              <mi>O</mi>
              <mn>3</mn>
            </msub>
            <mo stretchy="false">↓</mo>
          </mrow>
        </mtd>
      </mtr>
    </mtable>
    <annotation encoding="StarMath 5.0">underline {Na csup{downarrow } _2  SiO_3 } + underline{ 2 H Cl csup{downarrow } _`} rightarrow H_2 SiO_3 downarrow +underline {2 Na csup{downarrow }  Cl_`} NEWLINE
Si O_3 ^{2-`}+ 2H^{+`} rightarrow H_2 Si O_3 downarrow 
 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CaCO</mi>
                <mn>3</mn>
              </msub>
              <mo stretchy="false">+</mo>
              <munder accentunder="true">
                <mrow>
                  <mn>2</mn>
                  <mi>H</mi>
                  <msub>
                    <mover>
                      <mi mathvariant="italic">Cl</mi>
                      <mo stretchy="false">↓</mo>
                    </mover>
                    <mi/>
                  </msub>
                </mrow>
                <mo>̲
        </mo>
              </munder>
            </mrow>
            <mo stretchy="false">→</mo>
            <mrow>
              <munder accentunder="true">
                <mrow>
                  <mi mathvariant="italic">Ca</mi>
                  <msub>
                    <mover>
                      <mi mathvariant="italic">Cl</mi>
                      <mo stretchy="false">↓</mo>
                    </mover>
                    <mn>2</mn>
                  </msub>
                </mrow>
                <mo>̲
        </mo>
              </munder>
              <mo stretchy="false">+</mo>
              <msub>
                <mi mathvariant="italic">CO</mi>
                <mn>2</mn>
              </msub>
            </mrow>
            <mrow>
              <mo stretchy="false">↑</mo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b>
                <mi mathvariant="italic">CaCO</mi>
                <mn>3</mn>
              </msub>
              <mo stretchy="false">+</mo>
              <mn>2</mn>
            </mrow>
            <msup>
              <mi>H</mi>
              <mrow>
                <mi/>
                <mo stretchy="false">+</mo>
                <mi/>
              </mrow>
            </msup>
            <mo stretchy="false">→</mo>
            <mrow>
              <msup>
                <mi mathvariant="italic">Ca</mi>
                <mrow>
                  <mn>2</mn>
                  <mo stretchy="false">−</mo>
                  <mi/>
                </mrow>
              </msup>
              <mo stretchy="false">+</mo>
              <msub>
                <mi mathvariant="italic">CO</mi>
                <mn>2</mn>
              </msub>
            </mrow>
            <mrow>
              <mo stretchy="false">↑</mo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CaCO_3 +underline {2 H Cl csup{ downarrow }_`}  rightarrow underline {Ca Cl csup{downarrow }  _2}  +CO_2 uparrow  +H_2 O NEWLINE
CaCO_3 +2 H^{`+`} rightarrow Ca^{2-`} +CO_2 uparrow + H_2 O</annotation>
  </semantics>
</math>
</file>

<file path=Object 13/content.xml><?xml version="1.0" encoding="utf-8"?>
<math xmlns="http://www.w3.org/1998/Math/MathML">
  <semantics>
    <mtable>
      <mtr>
        <mtd>
          <mrow>
            <msub>
              <mi>H</mi>
              <mn>2</mn>
            </msub>
            <msub>
              <mi mathvariant="italic">SO</mi>
              <mn>4</mn>
            </msub>
            <mo stretchy="false">→</mo>
            <mrow>
              <msup>
                <mi>H</mi>
                <mrow>
                  <mi/>
                  <mo stretchy="false">+</mo>
                  <mi/>
                </mrow>
              </msup>
              <mo stretchy="false">+</mo>
              <msubsup>
                <mi mathvariant="italic">HSO</mi>
                <mn>4</mn>
                <mrow>
                  <mi/>
                  <mo stretchy="false">−</mo>
                  <mi/>
                </mrow>
              </msubsup>
            </mrow>
          </mrow>
        </mtd>
      </mtr>
      <mtr>
        <mtd>
          <munder accentunder="true">
            <mrow>
              <msubsup>
                <mi mathvariant="italic">HSO</mi>
                <mn>4</mn>
                <mrow>
                  <mi/>
                  <mo stretchy="false">−</mo>
                  <mi/>
                </mrow>
              </msubsup>
              <mtable>
                <mtr>
                  <mtd>
                    <mo stretchy="false">→</mo>
                  </mtd>
                </mtr>
                <mtr>
                  <mtd>
                    <mo stretchy="false">←</mo>
                  </mtd>
                </mtr>
              </mtable>
              <mrow>
                <msup>
                  <mi>H</mi>
                  <mrow>
                    <mi/>
                    <mo stretchy="false">+</mo>
                    <mi/>
                  </mrow>
                </msup>
                <mo stretchy="false">+</mo>
                <msubsup>
                  <mi mathvariant="italic">SO</mi>
                  <mn>4</mn>
                  <mrow>
                    <mi/>
                    <mrow>
                      <mn>2</mn>
                      <mo stretchy="false">−</mo>
                      <mi/>
                    </mrow>
                  </mrow>
                </msubsup>
              </mrow>
            </mrow>
            <mo>̲
      </mo>
          </munder>
        </mtd>
      </mtr>
      <mtr>
        <mtd>
          <mrow>
            <msub>
              <mi>H</mi>
              <mn>2</mn>
            </msub>
            <msub>
              <mi mathvariant="italic">SO</mi>
              <mn>4</mn>
            </msub>
            <mo stretchy="false">→</mo>
            <mn>2</mn>
            <mrow>
              <msup>
                <mi>H</mi>
                <mrow>
                  <mi/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i/>
                  <mrow>
                    <mn>2</mn>
                    <mo stretchy="false">−</mo>
                    <mi/>
                  </mrow>
                </mrow>
              </msubsup>
            </mrow>
          </mrow>
        </mtd>
      </mtr>
      <mtr>
        <mtd>
          <mrow>
            <mo stretchy="false">↑</mo>
            <mstyle mathsize="9pt">
              <mrow>
                <mi mathvariant="italic">индикаторы</mi>
              </mrow>
            </mstyle>
          </mrow>
        </mtd>
      </mtr>
    </mtable>
    <annotation encoding="StarMath 5.0">H_2 SO_4 rightarrow H^{`+`} +HSO_4 ^{`-`} NEWLINE
underline { HSO_4 ^{`-`} binom{rightarrow }{leftarrow }  H^{`+`} +SO_4 ^{`2-`}} NEWLINE
H_2 SO_4 rightarrow 2 H^{`+`} +SO_4 ^{`2-`}NEWLINE
alignr uparrow size 9 {индикаторы}    
</annotation>
  </semantics>
</math>
</file>

<file path=Object 14/content.xml><?xml version="1.0" encoding="utf-8"?>
<math xmlns="http://www.w3.org/1998/Math/MathML">
  <semantics>
    <mtable>
      <mtr>
        <mtd>
          <mrow>
            <mrow>
              <msub>
                <mi mathvariant="italic">NaHSO</mi>
                <mn>4</mn>
              </msub>
              <mo stretchy="false">−</mo>
              <mi mathvariant="italic">средняя</mi>
            </mrow>
            <mi mathvariant="italic">соль</mi>
          </mrow>
        </mtd>
      </mtr>
      <mtr>
        <mtd>
          <mrow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−</mo>
              <mi mathvariant="italic">кислая</mi>
            </mrow>
            <mi mathvariant="italic">соль</mi>
          </mrow>
        </mtd>
      </mtr>
    </mtable>
    <annotation encoding="StarMath 5.0">NaHSO_4 - средняя соль newline
Na_2 SO_4 - кислая соль</annotation>
  </semantics>
</math>
</file>

<file path=Object 15/content.xml><?xml version="1.0" encoding="utf-8"?>
<math xmlns="http://www.w3.org/1998/Math/MathML">
  <semantics>
    <mtable>
      <mtr>
        <mtd>
          <mstyle mathsize="11pt">
            <mrow>
              <mrow>
                <msub>
                  <mi>H</mi>
                  <mn>3</mn>
                </msub>
                <msub>
                  <mi mathvariant="italic">PO</mi>
                  <mn>4</mn>
                </msub>
                <mtable>
                  <mtr>
                    <mtd>
                      <mo stretchy="false">→</mo>
                    </mtd>
                  </mtr>
                  <mtr>
                    <mtd>
                      <mo stretchy="false">←</mo>
                    </mtd>
                  </mtr>
                </mtable>
                <mrow>
                  <msup>
                    <mi>H</mi>
                    <mrow>
                      <mi/>
                      <mo stretchy="false">+</mo>
                      <mi/>
                    </mrow>
                  </msup>
                  <mo stretchy="false">+</mo>
                  <msub>
                    <mi>H</mi>
                    <mn>2</mn>
                  </msub>
                </mrow>
                <msubsup>
                  <mi mathvariant="italic">PO</mi>
                  <mn>4</mn>
                  <mrow>
                    <mi/>
                    <mo stretchy="false">−</mo>
                    <mi/>
                  </mrow>
                </msubsup>
              </mrow>
            </mrow>
          </mstyle>
        </mtd>
      </mtr>
      <mtr>
        <mtd>
          <mstyle mathsize="11pt">
            <mrow>
              <mrow>
                <msub>
                  <mi>H</mi>
                  <mn>2</mn>
                </msub>
                <msubsup>
                  <mi mathvariant="italic">PO</mi>
                  <mn>4</mn>
                  <mrow>
                    <mi/>
                    <mo stretchy="false">−</mo>
                    <mi/>
                  </mrow>
                </msubsup>
                <mtable>
                  <mtr>
                    <mtd>
                      <mo stretchy="false">→</mo>
                    </mtd>
                  </mtr>
                  <mtr>
                    <mtd>
                      <mrow>
                        <mo stretchy="false">←</mo>
                        <mo stretchy="false">−</mo>
                        <mi/>
                      </mrow>
                    </mtd>
                  </mtr>
                </mtable>
                <mrow>
                  <msup>
                    <mi>H</mi>
                    <mrow>
                      <mi/>
                      <mo stretchy="false">+</mo>
                      <mi/>
                    </mrow>
                  </msup>
                  <mo stretchy="false">+</mo>
                  <msubsup>
                    <mi mathvariant="italic">HPO</mi>
                    <mn>4</mn>
                    <mrow>
                      <mi/>
                      <mrow>
                        <mn>2</mn>
                        <mo stretchy="false">−</mo>
                        <mi/>
                      </mrow>
                    </mrow>
                  </msubsup>
                </mrow>
              </mrow>
            </mrow>
          </mstyle>
        </mtd>
      </mtr>
      <mtr>
        <mtd>
          <mstyle mathsize="11pt">
            <mrow>
              <munder accentunder="true">
                <mrow>
                  <msubsup>
                    <mi mathvariant="italic">HPO</mi>
                    <mn>4</mn>
                    <mrow>
                      <mi/>
                      <mrow>
                        <mn>2</mn>
                        <mo stretchy="false">−</mo>
                        <mi/>
                      </mrow>
                    </mrow>
                  </msubsup>
                  <mtable>
                    <mtr>
                      <mtd>
                        <mo stretchy="false">→</mo>
                      </mtd>
                    </mtr>
                    <mtr>
                      <mtd>
                        <mrow>
                          <mo stretchy="false">←</mo>
                          <mo stretchy="false">−</mo>
                          <mrow>
                            <mo stretchy="false">−</mo>
                            <mi/>
                          </mrow>
                        </mrow>
                      </mtd>
                    </mtr>
                  </mtable>
                  <mrow>
                    <msup>
                      <mi>H</mi>
                      <mrow>
                        <mi/>
                        <mo stretchy="false">+</mo>
                        <mi/>
                      </mrow>
                    </msup>
                    <mo stretchy="false">+</mo>
                    <msubsup>
                      <mi mathvariant="italic">PO</mi>
                      <mn>4</mn>
                      <mrow>
                        <mi/>
                        <mrow>
                          <mn>3</mn>
                          <mo stretchy="false">−</mo>
                          <mi/>
                        </mrow>
                      </mrow>
                    </msubsup>
                  </mrow>
                </mrow>
                <mo>̲
        </mo>
              </munder>
            </mrow>
          </mstyle>
        </mtd>
      </mtr>
    </mtable>
    <annotation encoding="StarMath 5.0">size 11 { H_3 PO_4 binom{rightarrow }{leftarrow } H^{`+`} +H_2 PO_4 ^{`-`}} NEWLINE
size 11 {H_2 PO_4 ^{`-`} binom{rightarrow }{leftarrow -` } H^{`+`} +HPO_4 ^{`2-`}} NEWLINE
size 11{underline { HPO_4 ^{`2-`} binom{rightarrow }{leftarrow --` } H^{`+`} +PO_4 ^{`3-`}} }
 </annotation>
  </semantics>
</math>
</file>

<file path=Object 16/content.xml><?xml version="1.0" encoding="utf-8"?>
<math xmlns="http://www.w3.org/1998/Math/MathML">
  <semantics>
    <mtable>
      <mtr>
        <mtd>
          <mi mathvariant="italic">Me</mi>
        </mtd>
      </mtr>
      <mtr>
        <mtd>
          <mo stretchy="false">↓</mo>
        </mtd>
      </mtr>
      <mtr>
        <mtd>
          <mi mathvariant="italic">MeO</mi>
        </mtd>
      </mtr>
      <mtr>
        <mtd>
          <mo stretchy="false">↓</mo>
        </mtd>
      </mtr>
      <mtr>
        <mtd>
          <mi mathvariant="italic">MeOH</mi>
        </mtd>
      </mtr>
      <mtr>
        <mtd>
          <mo stretchy="false">↓</mo>
        </mtd>
      </mtr>
      <mtr>
        <mtd>
          <mi mathvariant="italic">MeX</mi>
        </mtd>
      </mtr>
    </mtable>
    <annotation encoding="StarMath 5.0">Me newline downarrow  newline
MeO newline downarrow  newline
MeOH newline downarrow  newline
MeX </annotation>
  </semantics>
</math>
</file>

<file path=Object 17/content.xml><?xml version="1.0" encoding="utf-8"?>
<math xmlns="http://www.w3.org/1998/Math/MathML">
  <semantics>
    <mtable>
      <mtr>
        <mtd>
          <mi mathvariant="italic">неMe</mi>
        </mtd>
      </mtr>
      <mtr>
        <mtd>
          <mo stretchy="false">↓</mo>
        </mtd>
      </mtr>
      <mtr>
        <mtd>
          <mi mathvariant="italic">неMeO</mi>
        </mtd>
      </mtr>
      <mtr>
        <mtd>
          <mo stretchy="false">↓</mo>
        </mtd>
      </mtr>
      <mtr>
        <mtd>
          <mi mathvariant="italic">НХ</mi>
        </mtd>
      </mtr>
      <mtr>
        <mtd>
          <mo stretchy="false">↓</mo>
        </mtd>
      </mtr>
      <mtr>
        <mtd>
          <mi mathvariant="italic">MeX</mi>
        </mtd>
      </mtr>
    </mtable>
    <annotation encoding="StarMath 5.0">неMe newline downarrow  newline
неMeO newline downarrow  newline
НХ newline downarrow  newline
MeX </annotation>
  </semantics>
</math>
</file>

<file path=Object 2/content.xml><?xml version="1.0" encoding="utf-8"?>
<math xmlns="http://www.w3.org/1998/Math/MathML">
  <semantics>
    <mrow>
      <mi mathvariant="italic">органические</mi>
      <mi>,</mi>
      <msub>
        <mi>H</mi>
        <mn>2</mn>
      </msub>
      <msub>
        <mi mathvariant="italic">SO</mi>
        <mn>3</mn>
      </msub>
      <mi>,</mi>
      <msub>
        <mi>H</mi>
        <mn>2</mn>
      </msub>
      <mi mathvariant="italic">Si</mi>
      <msub>
        <mi>O</mi>
        <mn>3</mn>
      </msub>
    </mrow>
    <annotation encoding="StarMath 5.0">органические, H_2 SO_3 , H_2 Si O_3</annotation>
  </semantics>
</math>
</file>

<file path=Object 3/content.xml><?xml version="1.0" encoding="utf-8"?>
<math xmlns="http://www.w3.org/1998/Math/MathML">
  <semantics>
    <mrow>
      <msub>
        <mi>H</mi>
        <mn>2</mn>
      </msub>
      <msub>
        <mi mathvariant="italic">SO</mi>
        <mn>4</mn>
      </msub>
      <mi>,</mi>
      <msub>
        <mi>H</mi>
        <mn>3</mn>
      </msub>
      <msub>
        <mi mathvariant="italic">PO</mi>
        <mn>4</mn>
      </msub>
    </mrow>
    <annotation encoding="StarMath 5.0">H_2 SO_4 , H_3 PO_4 </annotation>
  </semantics>
</math>
</file>

<file path=Object 4/content.xml><?xml version="1.0" encoding="utf-8"?>
<math xmlns="http://www.w3.org/1998/Math/MathML">
  <semantics>
    <mrow>
      <msub>
        <mi>H</mi>
        <mn>2</mn>
      </msub>
      <msub>
        <mi mathvariant="italic">CO</mi>
        <mn>3</mn>
      </msub>
      <mi>,</mi>
      <msub>
        <mi>H</mi>
        <mn>2</mn>
      </msub>
      <msub>
        <mi mathvariant="italic">SiO</mi>
        <mn>3</mn>
      </msub>
      <mi>,</mi>
      <msub>
        <mi>H</mi>
        <mn>2</mn>
      </msub>
      <msub>
        <mi mathvariant="italic">SO</mi>
        <mn>3</mn>
      </msub>
      <mi>,</mi>
      <msub>
        <mi mathvariant="italic">HNO</mi>
        <mn>3</mn>
      </msub>
    </mrow>
    <annotation encoding="StarMath 5.0">H_2 CO_3 , H_2 SiO_3 , H_2 SO_3 , HNO_3</annotation>
  </semantics>
</math>
</file>

<file path=Object 5/content.xml><?xml version="1.0" encoding="utf-8"?>
<math xmlns="http://www.w3.org/1998/Math/MathML">
  <semantics>
    <mrow>
      <msub>
        <mi>H</mi>
        <mn>2</mn>
      </msub>
      <mi mathvariant="italic">Si</mi>
      <msub>
        <mi>O</mi>
        <mn>3</mn>
      </msub>
    </mrow>
    <annotation encoding="StarMath 5.0">H_2 Si O_3</annotation>
  </semantics>
</math>
</file>

<file path=Object 6/content.xml><?xml version="1.0" encoding="utf-8"?>
<math xmlns="http://www.w3.org/1998/Math/MathML">
  <semantics>
    <mrow>
      <msub>
        <mi>H</mi>
        <mn>2</mn>
      </msub>
      <mi mathvariant="italic">Si</mi>
      <msub>
        <mi>O</mi>
        <mn>3</mn>
      </msub>
      <mi>,</mi>
      <msub>
        <mi>H</mi>
        <mn>3</mn>
      </msub>
      <msub>
        <mi mathvariant="italic">PO</mi>
        <mn>4</mn>
      </msub>
    </mrow>
    <annotation encoding="StarMath 5.0">H_2 Si O_3 , H_3 PO_4</annotation>
  </semantics>
</math>
</file>

<file path=Object 7/content.xml><?xml version="1.0" encoding="utf-8"?>
<math xmlns="http://www.w3.org/1998/Math/MathML">
  <semantics>
    <mrow>
      <msub>
        <mi>H</mi>
        <mn>2</mn>
      </msub>
      <mi>S</mi>
      <mi>,</mi>
      <mi mathvariant="italic">HCl</mi>
      <mi>,</mi>
      <mi mathvariant="italic">HI</mi>
      <mi>,</mi>
      <mrow>
        <mi mathvariant="italic">HBr</mi>
        <mo stretchy="false">−</mo>
        <mi mathvariant="italic">без</mi>
      </mrow>
      <msub>
        <mi>H</mi>
        <mn>2</mn>
      </msub>
      <mi>O</mi>
    </mrow>
    <annotation encoding="StarMath 5.0">H_2 S , HCl,HI,HBr - без H_2 O</annotation>
  </semantics>
</math>
</file>

<file path=Object 8/content.xml><?xml version="1.0" encoding="utf-8"?>
<math xmlns="http://www.w3.org/1998/Math/MathML">
  <semantics>
    <mtable>
      <mtr>
        <mtd>
          <mrow>
            <mi mathvariant="italic">SiO</mi>
            <mi mathvariant="italic">не</mi>
            <mi mathvariant="italic">реагирует</mi>
          </mrow>
        </mtd>
      </mtr>
      <mtr>
        <mtd>
          <mrow>
            <mrow>
              <msub>
                <mi mathvariant="italic">S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4</mn>
            </msub>
          </mrow>
        </mtd>
      </mtr>
      <mtr>
        <mtd>
          <mrow>
            <msub>
              <mi>N</mi>
              <mn>2</mn>
            </msub>
            <mrow>
              <msub>
                <mi>O</mi>
                <mn>5</mn>
              </msub>
              <mo stretchy="false">+</mo>
              <msub>
                <mi>H</mi>
                <mn>2</mn>
              </msub>
            </mrow>
            <mi>O</mi>
            <mo stretchy="false">→</mo>
            <mn>2</mn>
            <msub>
              <mi mathvariant="italic">HNO</mi>
              <mn>3</mn>
            </msub>
          </mrow>
        </mtd>
      </mtr>
      <mtr>
        <mtd>
          <mrow>
            <msub>
              <mi>N</mi>
              <mn>2</mn>
            </msub>
            <mrow>
              <msub>
                <mi>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n>2</mn>
            <msub>
              <mi mathvariant="italic">HNO</mi>
              <mn>2</mn>
            </msub>
          </mrow>
        </mtd>
      </mtr>
      <mtr>
        <mtd>
          <mrow>
            <msub>
              <mi mathvariant="italic">Mg</mi>
              <mn>2</mn>
            </msub>
            <mrow>
              <msub>
                <mi>O</mi>
                <mn>7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 mathvariant="italic">HMgO</mi>
              <mn>4</mn>
            </msub>
          </mrow>
        </mtd>
      </mtr>
      <mtr>
        <mtd/>
      </mtr>
      <mtr>
        <mtd>
          <mrow>
            <mi>!</mi>
            <mi>!</mi>
            <mi>!</mi>
            <msup>
              <mi>N</mi>
              <mrow>
                <mo stretchy="false">+</mo>
                <mn>4</mn>
              </mrow>
            </msup>
            <mrow>
              <msub>
                <mi>O</mi>
                <mn>2</mn>
              </msub>
              <mo stretchy="false">+</mo>
              <msub>
                <mi>H</mi>
                <mn>2</mn>
              </msub>
            </mrow>
            <mi>O</mi>
            <mo stretchy="false">→</mo>
            <msup>
              <mi mathvariant="italic">HN</mi>
              <mrow>
                <mo stretchy="false">+</mo>
                <mn>5</mn>
              </mrow>
            </msup>
            <mrow>
              <msub>
                <mi>O</mi>
                <mn>3</mn>
              </msub>
              <mo stretchy="false">+</mo>
              <msup>
                <mi mathvariant="italic">HN</mi>
                <mrow>
                  <mo stretchy="false">+</mo>
                  <mn>3</mn>
                </mrow>
              </msup>
            </mrow>
            <msub>
              <mi>O</mi>
              <mn>2</mn>
            </msub>
          </mrow>
        </mtd>
      </mtr>
      <mtr>
        <mtd>
          <mrow>
            <mrow>
              <mo stretchy="false">+</mo>
              <mn>4</mn>
            </mrow>
            <mi mathvariant="italic">не</mi>
            <mi mathvariant="italic">характерный</mi>
            <mrow>
              <mo stretchy="false">(</mo>
              <mrow>
                <mrow>
                  <mrow>
                    <mi mathvariant="italic">характерные</mi>
                    <mo stretchy="false">+</mo>
                    <mn>1,</mn>
                  </mrow>
                  <mo stretchy="false">+</mo>
                  <mn>3,</mn>
                </mrow>
                <mo stretchy="false">+</mo>
                <mn>5</mn>
              </mrow>
              <mo stretchy="false">)</mo>
            </mrow>
          </mrow>
        </mtd>
      </mtr>
    </mtable>
    <annotation encoding="StarMath 5.0">SiO не реагирует NEWLINE
SO_3 +H_2 O rightarrow H_2 SO_4 NEWLINE
N_2 O_5 + H_2 O rightarrow 2 HNO_3 NEWLINE
N_2 O_3 + H_2 O rightarrow 2 HNO_2 NEWLINE
Mg_2 O_7 + H_2 O rightarrow HMgO_4 NEWLINE
NEWLINE 
!!! N^{+4}O_2 +H_2 O rightarrow HN^{+5}O_3 +HN^{+3}O_2 NEWLINE
+4 не характерный ( характерные +1, +3, +5)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H</mi>
                <mn>2</mn>
              </msub>
              <mo stretchy="false">+</mo>
              <msub>
                <mi mathvariant="italic">Cl</mi>
                <mn>2</mn>
              </msub>
            </mrow>
            <mo stretchy="false">→</mo>
            <mn>2</mn>
            <mi mathvariant="italic">HCl</mi>
          </mrow>
        </mtd>
      </mtr>
      <mtr>
        <mtd>
          <mrow>
            <mrow>
              <msub>
                <mi>H</mi>
                <mn>2</mn>
              </msub>
              <mo stretchy="false">+</mo>
              <mi>S</mi>
            </mrow>
            <mo stretchy="false">→</mo>
            <msub>
              <mi>H</mi>
              <mn>2</mn>
            </msub>
            <mi>S</mi>
          </mrow>
        </mtd>
      </mtr>
    </mtable>
    <annotation encoding="StarMath 5.0">H_2 +Cl_2 rightarrow 2 HCl NEWLINE
H_2 +S rightarrow H_2 S</annotation>
  </semantics>
</math>
</file>